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1" svg:font-family="Ubuntu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4814" draw:opacity="50%" draw:textarea-horizontal-align="justify" draw:textarea-vertical-align="middle" draw:auto-grow-height="false" fo:min-height="7.084cm" fo:min-width="17.234cm" draw:shadow-opacity="50%"/>
    </style:style>
    <style:style style:name="gr2" style:family="graphic" style:parent-style-name="standard">
      <style:graphic-properties draw:fill-color="#aecf00" draw:opacity="50%" draw:textarea-horizontal-align="justify" draw:textarea-vertical-align="middle" draw:auto-grow-height="false" fo:min-height="8.308cm" fo:min-width="17.058cm" draw:shadow-opacity="50%"/>
    </style:style>
    <style:style style:name="gr3" style:family="graphic" style:parent-style-name="standard">
      <style:graphic-properties draw:fill-color="#333333" draw:textarea-horizontal-align="justify" draw:textarea-vertical-align="middle" draw:auto-grow-height="false" fo:min-height="32.99cm" fo:min-width="2.84cm"/>
    </style:style>
    <style:style style:name="gr4" style:family="graphic" style:parent-style-name="standard">
      <style:graphic-properties draw:fill-color="#aea79f" draw:textarea-horizontal-align="justify" draw:textarea-vertical-align="middle" draw:auto-grow-height="false" fo:min-height="4.082cm" fo:min-width="16.53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marker-start="Arrow" draw:marker-start-width="0.3cm" draw:textarea-vertical-align="middle"/>
    </style:style>
    <style:style style:name="gr7" style:family="graphic" style:parent-style-name="standard">
      <style:graphic-properties draw:fill-color="#aea79f" draw:textarea-horizontal-align="justify" draw:textarea-vertical-align="middle" draw:auto-grow-height="false" fo:min-height="1.194cm" fo:min-width="16.84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7.918cm"/>
    </style:style>
    <style:style style:name="gr9" style:family="graphic" style:parent-style-name="standard">
      <style:graphic-properties draw:fill-color="#3465a4" draw:opacity="50%" draw:textarea-horizontal-align="justify" draw:textarea-vertical-align="middle" draw:auto-grow-height="false" fo:min-height="8.452cm" fo:min-width="17.202cm" draw:shadow-opacity="5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7.21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7.715cm"/>
    </style:style>
    <style:style style:name="gr12" style:family="graphic" style:parent-style-name="standard">
      <style:graphic-properties draw:fill-color="#314004" draw:opacity="50%" draw:textarea-horizontal-align="justify" draw:textarea-vertical-align="middle" draw:auto-grow-height="false" fo:min-height="4.833cm" fo:min-width="17.284cm" draw:shadow-opacity="50%"/>
    </style:style>
    <style:style style:name="P1" style:family="paragraph">
      <loext:graphic-properties draw:fill-color="#dd4814" draw:opacity="50%"/>
      <style:paragraph-properties fo:text-align="center"/>
    </style:style>
    <style:style style:name="P2" style:family="paragraph">
      <loext:graphic-properties draw:fill-color="#aecf00" draw:opacity="5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333333"/>
      <style:paragraph-properties fo:text-align="center"/>
      <style:text-properties style:font-name="Ubuntu1" fo:font-size="18pt" style:font-size-asian="18pt" style:font-size-complex="18pt"/>
    </style:style>
    <style:style style:name="P5" style:family="paragraph">
      <loext:graphic-properties draw:fill-color="#aea79f"/>
      <style:paragraph-properties fo:text-align="center"/>
      <style:text-properties style:font-name="Ubuntu"/>
    </style:style>
    <style:style style:name="P6" style:family="paragraph">
      <loext:graphic-properties draw:fill="none"/>
      <style:paragraph-properties fo:text-align="center"/>
      <style:text-properties style:font-name="Ubuntu1" fo:font-size="18pt" style:font-size-asian="18pt" style:font-size-complex="18pt"/>
    </style:style>
    <style:style style:name="P7" style:family="paragraph">
      <style:paragraph-properties fo:text-align="center"/>
      <style:text-properties style:font-name="Ubuntu1" fo:font-size="18pt" style:font-size-asian="18pt" style:font-size-complex="18pt"/>
    </style:style>
    <style:style style:name="P8" style:family="paragraph">
      <loext:graphic-properties draw:fill-color="#aea79f"/>
      <style:paragraph-properties fo:text-align="center"/>
      <style:text-properties style:font-name="Ubuntu" fo:font-size="18pt" style:font-size-asian="18pt" style:font-size-complex="18pt"/>
    </style:style>
    <style:style style:name="P9" style:family="paragraph">
      <loext:graphic-properties draw:fill="none" draw:fill-color="#ffffff"/>
      <style:text-properties style:font-name="Ubuntu1" fo:font-size="18pt" style:font-size-asian="18pt" style:font-size-complex="18pt"/>
    </style:style>
    <style:style style:name="P10" style:family="paragraph">
      <loext:graphic-properties draw:fill-color="#3465a4" draw:opacity="50%"/>
      <style:paragraph-properties fo:text-align="center"/>
    </style:style>
    <style:style style:name="P11" style:family="paragraph">
      <loext:graphic-properties draw:fill-color="#314004" draw:opacity="50%"/>
      <style:paragraph-properties fo:text-align="center"/>
    </style:style>
    <style:style style:name="T1" style:family="text">
      <style:text-properties style:font-name="Ubuntu1" fo:font-size="18pt" style:font-size-asian="18pt" style:font-size-complex="18pt"/>
    </style:style>
    <style:style style:name="T2" style:family="text">
      <style:text-properties style:font-name="Ubuntu"/>
    </style:style>
    <style:style style:name="T3" style:family="text">
      <style:text-properties style:font-name="Ubuntu" fo:font-size="18pt" fo:font-style="italic" fo:font-weight="bold" style:font-size-asian="18pt" style:font-size-complex="18pt"/>
    </style:style>
    <style:style style:name="T4" style:family="text">
      <style:text-properties style:font-name="Ubuntu" fo:font-size="18pt" style:font-size-asian="18pt" style:font-size-complex="18pt"/>
    </style:style>
    <style:style style:name="T5" style:family="text">
      <style:text-properties style:font-name="Ubuntu" fo:font-size="18pt" fo:font-style="normal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7.9cm" svg:height="7.5cm" svg:x="9.3cm" svg:y="28.1cm">
          <text:p/>
          <draw:enhanced-geometry svg:viewBox="0 0 21600 21600" draw:path-stretchpoint-x="10800" draw:path-stretchpoint-y="10800" draw:text-areas="?f3 ?f4 ?f5 ?f6" draw:type="round-rectangle" draw:modifiers="825.0758341759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7.9cm" svg:height="8.9cm" svg:x="9.3cm" svg:y="2cm">
          <text:p/>
          <draw:enhanced-geometry svg:viewBox="0 0 21600 21600" draw:path-stretchpoint-x="10800" draw:path-stretchpoint-y="10800" draw:text-areas="?f3 ?f4 ?f5 ?f6" draw:type="round-rectangle" draw:modifiers="825.0758341759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7cm" svg:height="33.6cm" svg:x="2.4cm" svg:y="2cm">
          <text:p text:style-name="P3"><text:span text:style-name="T1">Device</text:span></text:p>
          <text:p text:style-name="P3"><text:span text:style-name="T1">Manag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7.5cm" svg:height="4.8cm" svg:x="9.5cm" svg:y="28.3cm">
          <text:p><text:span text:style-name="T2">DeviceSetupStatus </text:span><text:span text:style-name="T3">setupDevice </text:span><text:span text:style-name="T2">(Device *device)</text:span></text:p>
          <text:p><text:span text:style-name="T2"/></text:p>
          <text:p><text:span text:style-name="T2">…</text:span></text:p>
          <text:p><text:span text:style-name="T2"/></text:p>
          <text:p><text:span text:style-name="T2">return </text:span><text:span text:style-name="T3">DeviceSetupStatusSucc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6.1cm" svg:y1="3.2cm" svg:x2="9.5cm" svg:y2="3.2cm">
          <text:p text:style-name="P3"><text:span text:style-name="T1">1</text:span></text:p>
          <text:p text:style-name="P3"><text:span text:style-name="T1"/></text:p>
        </draw:line>
        <draw:line draw:style-name="gr6" draw:text-style-name="P3" draw:layer="layout" svg:x1="6.1cm" svg:y1="6cm" svg:x2="9.5cm" svg:y2="6cm">
          <text:p text:style-name="P3"><text:span text:style-name="T1">2</text:span></text:p>
          <text:p text:style-name="P3"/>
        </draw:line>
        <draw:line draw:style-name="gr6" draw:text-style-name="P7" draw:layer="layout" svg:x1="1.9cm" svg:y1="35.4cm" svg:x2="1.9cm" svg:y2="2.4cm">
          <text:p text:style-name="P3"><text:span text:style-name="T1">Time</text:span></text:p>
          <text:p text:style-name="P3"><text:span text:style-name="T1"/></text:p>
        </draw:line>
        <draw:line draw:style-name="gr5" draw:text-style-name="P6" draw:layer="layout" svg:x1="6.1cm" svg:y1="29.2cm" svg:x2="9.5cm" svg:y2="29.2cm">
          <text:p text:style-name="P3"><text:span text:style-name="T1">9</text:span></text:p>
          <text:p text:style-name="P3"><text:span text:style-name="T1"/></text:p>
        </draw:line>
        <draw:custom-shape draw:style-name="gr7" draw:text-style-name="P8" draw:layer="layout" svg:width="17.5cm" svg:height="1.6cm" svg:x="9.501cm" svg:y="33.801cm">
          <text:p><text:span text:style-name="T4">void </text:span><text:span text:style-name="T3">postSetupDevice </text:span><text:span text:style-name="T4">(Device *device)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7.5cm" svg:height="4.8cm" svg:x="9.501cm" svg:y="2.201cm">
          <text:p><text:span text:style-name="T2">DeviceError </text:span><text:span text:style-name="T3">discoverDevices </text:span><text:span text:style-name="T5">(DeviceClassId, ParamList)</text:span></text:p>
          <text:p><text:span text:style-name="T2"/></text:p>
          <text:p><text:span text:style-name="T2">…</text:span></text:p>
          <text:p><text:span text:style-name="T2"/></text:p>
          <text:p><text:span text:style-name="T2">return </text:span><text:span text:style-name="T3">DeviceErrorAsy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17.5cm" svg:height="1.6cm" svg:x="9.502cm" svg:y="9.102cm">
          <text:p><text:span text:style-name="T4">emit </text:span><text:span text:style-name="T3">devicesDiscovered </text:span><text:span text:style-name="T4">(...)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3" draw:layer="layout" svg:x1="6.1cm" svg:y1="9.9cm" svg:x2="9.5cm" svg:y2="9.9cm">
          <text:p text:style-name="P3"><text:span text:style-name="T1">3</text:span></text:p>
          <text:p text:style-name="P3"/>
        </draw:line>
        <draw:frame draw:style-name="gr8" draw:text-style-name="P9" draw:layer="layout" svg:width="8.418cm" svg:height="0.967cm" svg:x="13.7cm" svg:y="7.6cm">
          <draw:text-box>
            <text:p><text:span text:style-name="T1">...discovery process running</text:span></text:p>
          </draw:text-box>
        </draw:frame>
        <draw:line draw:style-name="gr6" draw:text-style-name="P3" draw:layer="layout" svg:x1="6.101cm" svg:y1="32.133cm" svg:x2="9.501cm" svg:y2="32.133cm">
          <text:p text:style-name="P3"><text:span text:style-name="T1">10</text:span></text:p>
          <text:p text:style-name="P3"/>
        </draw:line>
        <draw:line draw:style-name="gr5" draw:text-style-name="P6" draw:layer="layout" svg:x1="6.103cm" svg:y1="34.641cm" svg:x2="9.503cm" svg:y2="34.641cm">
          <text:p text:style-name="P3"><text:span text:style-name="T1">11</text:span></text:p>
          <text:p text:style-name="P3"><text:span text:style-name="T1"/></text:p>
        </draw:line>
        <draw:custom-shape draw:style-name="gr9" draw:text-style-name="P10" draw:layer="layout" svg:width="17.9cm" svg:height="8.9cm" svg:x="9.301cm" svg:y="18.3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25.0758341759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6.101cm" svg:y1="19.501cm" svg:x2="9.501cm" svg:y2="19.501cm">
          <text:p text:style-name="P3"><text:span text:style-name="T1">6</text:span></text:p>
          <text:p text:style-name="P3"><text:span text:style-name="T1"/></text:p>
        </draw:line>
        <draw:line draw:style-name="gr6" draw:text-style-name="P3" draw:layer="layout" svg:x1="6.101cm" svg:y1="22.301cm" svg:x2="9.501cm" svg:y2="22.301cm">
          <text:p text:style-name="P3"><text:span text:style-name="T1">7</text:span></text:p>
          <text:p text:style-name="P3"/>
        </draw:line>
        <draw:custom-shape draw:style-name="gr4" draw:text-style-name="P5" draw:layer="layout" svg:width="17.5cm" svg:height="4.8cm" svg:x="9.502cm" svg:y="18.502cm">
          <text:p><text:span text:style-name="T2">DeviceSetupStatus </text:span><text:span text:style-name="T3">confirmPairing </text:span><text:span text:style-name="T5">(...)</text:span></text:p>
          <text:p><text:span text:style-name="T2"/></text:p>
          <text:p><text:span text:style-name="T2">…</text:span></text:p>
          <text:p><text:span text:style-name="T2"/></text:p>
          <text:p><text:span text:style-name="T2">return </text:span><text:span text:style-name="T3">DeviceSetupStatusAsy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17.5cm" svg:height="1.6cm" svg:x="9.503cm" svg:y="25.403cm">
          <text:p><text:span text:style-name="T4">emit </text:span><text:span text:style-name="T3">pairingFinished </text:span><text:span text:style-name="T4">(...)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3" draw:layer="layout" svg:x1="6.101cm" svg:y1="26.201cm" svg:x2="9.501cm" svg:y2="26.201cm">
          <text:p text:style-name="P3"><text:span text:style-name="T1">8</text:span></text:p>
          <text:p text:style-name="P3"/>
        </draw:line>
        <draw:frame draw:style-name="gr10" draw:text-style-name="P9" draw:layer="layout" svg:width="7.716cm" svg:height="0.967cm" svg:x="13.701cm" svg:y="23.901cm">
          <draw:text-box>
            <text:p><text:span text:style-name="T1">...pairing process running</text:span></text:p>
          </draw:text-box>
        </draw:frame>
        <draw:frame draw:style-name="gr11" draw:text-style-name="P9" draw:layer="layout" svg:width="8.215cm" svg:height="0.967cm" svg:x="13.7cm" svg:y="16.901cm">
          <draw:text-box>
            <text:p><text:span text:style-name="T1">...user sees the pairing info</text:span></text:p>
          </draw:text-box>
        </draw:frame>
        <draw:custom-shape draw:style-name="gr12" draw:text-style-name="P11" draw:layer="layout" svg:width="17.9cm" svg:height="5.199cm" svg:x="9.301cm" svg:y="11.401cm">
          <text:p/>
          <draw:enhanced-geometry svg:viewBox="0 0 21600 21600" draw:path-stretchpoint-x="10800" draw:path-stretchpoint-y="10800" draw:text-areas="?f3 ?f4 ?f5 ?f6" draw:type="round-rectangle" draw:modifiers="825.0758341759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7.5cm" svg:height="4.8cm" svg:x="9.502cm" svg:y="11.602cm">
          <text:p><text:span text:style-name="T2">DeviceError </text:span><text:span text:style-name="T3">displayPin </text:span><text:span text:style-name="T5">(...)</text:span></text:p>
          <text:p><text:span text:style-name="T2"/></text:p>
          <text:p><text:span text:style-name="T2">…</text:span></text:p>
          <text:p><text:span text:style-name="T2"/></text:p>
          <text:p><text:span text:style-name="T2">return </text:span><text:span text:style-name="T3">Device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6.1cm" svg:y1="12.64cm" svg:x2="9.5cm" svg:y2="12.64cm">
          <text:p text:style-name="P3"><text:span text:style-name="T1">4</text:span></text:p>
          <text:p text:style-name="P3"><text:span text:style-name="T1"/></text:p>
        </draw:line>
        <draw:line draw:style-name="gr6" draw:text-style-name="P3" draw:layer="layout" svg:x1="6.1cm" svg:y1="15.44cm" svg:x2="9.5cm" svg:y2="15.44cm">
          <text:p text:style-name="P3"><text:span text:style-name="T1">5</text:span></text:p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1" svg:font-family="Ubuntu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mon Stürz</meta:initial-creator>
    <meta:creation-date>2016-03-17T10:58:14.027206761</meta:creation-date>
    <dc:date>2016-03-17T17:17:38.715945619</dc:date>
    <dc:creator>Simon Stürz</dc:creator>
    <meta:editing-duration>PT1H11M40S</meta:editing-duration>
    <meta:editing-cycles>25</meta:editing-cycles>
    <meta:generator>LibreOffice/5.0.5.2$Linux_X86_64 LibreOffice_project/00m0$Build-2</meta:generator>
    <meta:document-statistic meta:object-count="27"/>
  </office:meta>
</office:document-meta>
</file>